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officeooo:rsid="00184826" officeooo:paragraph-rsid="001fad5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8.25pt" officeooo:rsid="00184826" officeooo:paragraph-rsid="001fad50" style:font-size-asian="16pt" style:font-size-complex="18.25pt"/>
    </style:style>
    <style:style style:name="P3" style:family="paragraph" style:parent-style-name="Standard">
      <style:paragraph-properties fo:text-align="end" style:justify-single-word="false"/>
      <style:text-properties fo:font-size="12pt" officeooo:rsid="00184826" officeooo:paragraph-rsid="001fad5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4826" officeooo:paragraph-rsid="001fad5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4cea" officeooo:paragraph-rsid="00204ce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4826" officeooo:paragraph-rsid="001fad50" style:font-size-asian="12pt" style:font-size-complex="12pt"/>
    </style:style>
    <style:style style:name="T1" style:family="text">
      <style:text-properties officeooo:rsid="001fa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, pitchのキャリブレーリョン</text:p>
      <text:p text:style-name="P3">H28.9.14（水）</text:p>
      <text:p text:style-name="P4"/>
      <text:p text:style-name="P6">1. 実験内容</text:p>
      <text:p text:style-name="P4">　プログラム上でuthrottle=1.5を与え,機体を台に置いた状態でroll , pitchのずれを検出する.</text:p>
      <text:p text:style-name="P4">　ずれはメインループ開始から約<text:span text:style-name="T1">10秒待ってから, 約３０秒間</text:span>roll , pitchの値を合計し,平均値を出す.</text:p>
      <text:p text:style-name="P5">　これを何度か行い,その平均値をプログラム上でroll , pitchに足しあわせて動作確認を行う.</text:p>
      <text:p text:style-name="P4"/>
      <text:p text:style-name="P6">2. 結果</text:p>
      <text:p text:style-name="P1">　<text:span text:style-name="T1">1</text:span>回目： <text:span text:style-name="T1">roll = -0.455310 , pitch = -2.668159</text:span></text:p>
      <text:p text:style-name="P1">　<text:span text:style-name="T1">2回目： roll = -1.291225 , pitch = -2.424425</text:span></text:p>
      <text:p text:style-name="P1">　<text:span text:style-name="T1">3回目： roll = -1.222042 , pitch = -2.418542</text:span></text:p>
      <text:p text:style-name="P1">　平均値：<text:span text:style-name="T1">roll = -0.989525 , pitch = -2.50370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0:30:16.971415792</meta:creation-date>
    <meta:generator>LibreOffice/5.1.4.2$Linux_X86_64 LibreOffice_project/10m0$Build-2</meta:generator>
    <dc:date>2016-09-14T10:46:18.883121582</dc:date>
    <meta:editing-duration>PT4M44S</meta:editing-duration>
    <meta:editing-cycles>1</meta:editing-cycles>
    <meta:document-statistic meta:table-count="0" meta:image-count="0" meta:object-count="0" meta:page-count="1" meta:paragraph-count="11" meta:word-count="188" meta:character-count="375" meta:non-whitespace-character-count="330"/>
  </office:meta>
</office:document-meta>
</file>